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4b1" officeooo:paragraph-rsid="000a24b1"/>
    </style:style>
    <style:style style:name="P2" style:family="paragraph" style:parent-style-name="Standard">
      <style:text-properties officeooo:paragraph-rsid="000a24b1"/>
    </style:style>
    <style:style style:name="P3" style:family="paragraph" style:parent-style-name="Standard">
      <style:text-properties officeooo:rsid="000aeb67" officeooo:paragraph-rsid="000a24b1"/>
    </style:style>
    <style:style style:name="P4" style:family="paragraph" style:parent-style-name="Standard">
      <style:text-properties officeooo:rsid="000aeb67" officeooo:paragraph-rsid="000aeb67"/>
    </style:style>
    <style:style style:name="P5" style:family="paragraph" style:parent-style-name="Standard">
      <style:text-properties officeooo:rsid="000f66f4" officeooo:paragraph-rsid="000f66f4"/>
    </style:style>
    <style:style style:name="P6" style:family="paragraph" style:parent-style-name="Standard">
      <style:text-properties officeooo:paragraph-rsid="00138c23"/>
    </style:style>
    <style:style style:name="P7" style:family="paragraph" style:parent-style-name="Standard">
      <style:text-properties officeooo:rsid="0016eebe" officeooo:paragraph-rsid="0016eebe"/>
    </style:style>
    <style:style style:name="P8" style:family="paragraph" style:parent-style-name="Standard">
      <style:text-properties officeooo:rsid="001ef815" officeooo:paragraph-rsid="001ef815"/>
    </style:style>
    <style:style style:name="T1" style:family="text">
      <style:text-properties officeooo:rsid="000c3d47"/>
    </style:style>
    <style:style style:name="T2" style:family="text">
      <style:text-properties officeooo:rsid="00138c23"/>
    </style:style>
    <style:style style:name="T3" style:family="text">
      <style:text-properties officeooo:rsid="0017b839"/>
    </style:style>
    <style:style style:name="T4" style:family="text">
      <style:text-properties officeooo:rsid="0017f8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shu@ubuntu2:~$ java -version</text:p>
      <text:p text:style-name="Standard">ishu@ubuntu2:~$ sudo apt install openjdk-8-jdk</text:p>
      <text:p text:style-name="Standard">ishu@ubuntu2:~$ sudo addgroup hadoop</text:p>
      <text:p text:style-name="Standard">ishu@ubuntu2:~$ sudo adduser --ingroup hadoop hduser</text:p>
      <text:p text:style-name="Standard">ishu@ubuntu2:~$ sudo adduser hduser sudo</text:p>
      <text:p text:style-name="Standard">ishu@ubuntu2:~$ sudo apt-get install openssh-server</text:p>
      <text:p text:style-name="P2">ishu@ubuntu2:~$ su – hduser</text:p>
      <text:p text:style-name="P2">hduser@ubuntu2:~$ cd</text:p>
      <text:p text:style-name="Standard">hduser@ubuntu2:~$ pwd</text:p>
      <text:p text:style-name="Standard">/home/hduser</text:p>
      <text:p text:style-name="Standard">hduser@ubuntu2:~$ ssh-keygen -t rsa -P ""</text:p>
      <text:p text:style-name="P1">Leave the path as default enter enter</text:p>
      <text:p text:style-name="P1">hduser@ubuntu2:~$ cat $HOME/.ssh/id_rsa.pub &gt;&gt; $HOME/.ssh/authorized_keys</text:p>
      <text:p text:style-name="P1">hduser@ubuntu2:~$ ssh localhost</text:p>
      <text:p text:style-name="P3">hduser@ubuntu2:~$ exit</text:p>
      <text:p text:style-name="P3"/>
      <text:p text:style-name="P3"><text:a xlink:type="simple" xlink:href="https://archive.apache.org/dist/hadoop/core/hadoop-2.9.0/" text:style-name="Internet_20_link" text:visited-style-name="Visited_20_Internet_20_Link">https://archive.apache.org/dist/hadoop/core/hadoop-2.9.0/</text:a></text:p>
      <text:p text:style-name="P3"/>
      <text:p text:style-name="P3">hduser@ubuntu2:~$ pwd</text:p>
      <text:p text:style-name="P3">/home/hduser</text:p>
      <text:p text:style-name="P3">hduser@ubuntu2:~$ cd /home/ishu/</text:p>
      <text:p text:style-name="P3">hduser@ubuntu2:/home/ishu$ <text:span text:style-name="T1">extract as it is</text:span></text:p>
      <text:p text:style-name="P3">hduser@ubuntu2:/home/ishu/Desktop$ ls</text:p>
      <text:p text:style-name="P3">hduser@ubuntu2:/home/ishu/Desktop$ sudo mv hadoop-2.9.0 /usr/local/hadoop</text:p>
      <text:p text:style-name="P3">hduser@ubuntu2:/home/ishu/Desktop$ sudo chown -R hduser /usr/local</text:p>
      <text:p text:style-name="P3">hduser@ubuntu2:/home/ishu/Desktop$ sudo nano ~/.bashrc</text:p>
      <text:p text:style-name="P3">hduser@ubuntu2:/home/ishu/Desktop$ source ~/.bashrc</text:p>
      <text:p text:style-name="P3">hduser@ubuntu2:/home/ishu/Desktop$ sudo nano /usr/local/hadoop/etc/hadoop/hadoop-env.sh</text:p>
      <text:p text:style-name="P5">in hadoop env.sh under java implemetion to use add that one line</text:p>
      <text:p text:style-name="P5">hduser@ubuntu2:/home/ishu/Desktop$ sudo cp /usr/local/hadoop/etc/hadoop/mapred-site.xml.template /usr/local/hadoop/etc/hadoop/mapred-site.xml</text:p>
      <text:p text:style-name="P5">hduser@ubuntu2:/home/ishu/Desktop$ sudo nano /usr/local/hadoop/etc/hadoop/mapred-site.xml</text:p>
      <text:p text:style-name="P5"/>
      <text:p text:style-name="P4">hduser@ubuntu2:/home/ishu/Desktop$ sudo mkdir -p /usr/local/hadoop_tmp</text:p>
      <text:p text:style-name="P4">hduser@ubuntu2:/home/ishu/Desktop$ sudo mkdir -p /usr/local/hadoop_tmp/hdfs/namenode</text:p>
      <text:p text:style-name="P4">hduser@ubuntu2:/home/ishu/Desktop$ sudo mkdir -p /usr/local/hadoop_tmp/hdfs/datanode</text:p>
      <text:p text:style-name="P1">hduser@ubuntu2:/home/ishu/Desktop$ sudo chown -R hduser /usr/local/hadoop_tmp</text:p>
      <text:p text:style-name="P1">hduser@ubuntu2:~$ hdfs namenode -<text:span text:style-name="T3">format</text:span></text:p>
      <text:p text:style-name="P1"/>
      <text:p text:style-name="P1"/>
      <text:p text:style-name="P1">hduser@ubuntu2:~$ start-dfs.sh</text:p>
      <text:p text:style-name="P1"/>
      <text:p text:style-name="P6">hduser@ubuntu2:~$ start-yar<text:span text:style-name="T2">n.sh</text:span></text:p>
      <text:p text:style-name="P6">hduser@ubuntu2:~$ jps</text:p>
      <text:p text:style-name="P6"/>
      <text:p text:style-name="P7">localhost:5007<text:span text:style-name="T4">0</text:span></text:p>
      <text:p text:style-name="P6">hduser@ubuntu2:~$ cd /home/ishu/Desktop/</text:p>
      <text:p text:style-name="P6">hduser@ubuntu2:/home/ishu/Desktop$ sudo mkdir data</text:p>
      <text:p text:style-name="P6">hduser@ubuntu2:/home/ishu/Desktop$ cd data</text:p>
      <text:p text:style-name="P6">hduser@ubuntu2:/home/ishu/Desktop/data$ sudo nano sample.txt</text:p>
      <text:p text:style-name="Standard"/>
      <text:p text:style-name="Standard"/>
      <text:p text:style-name="Standard"><text:soft-page-break/></text:p>
      <text:p text:style-name="Standard">hduser@ubuntu2:/home/ishu/Desktop/data$ cd</text:p>
      <text:p text:style-name="Standard">hduser@ubuntu2:~$ cd /usr/local/hadoop</text:p>
      <text:p text:style-name="Standard"/>
      <text:p text:style-name="Standard">hduser@ubuntu2:/usr/local/hadoop$ bin/hdfs dfs -mkdir /user</text:p>
      <text:p text:style-name="Standard">hduser@ubuntu2:/usr/local/hadoop$ bin/hdfs dfs -mkdir /user/ypm</text:p>
      <text:p text:style-name="Standard">bin/hdfs dfs -put /home/ishu/Desktop/data /user/input</text:p>
      <text:p text:style-name="Standard"/>
      <text:p text:style-name="Standard"/>
      <text:p text:style-name="Standard"/>
      <text:p text:style-name="Standard"/>
      <text:p text:style-name="Standard">hduser@ubuntu2:~$ cd /home/ishu/Desktop/</text:p>
      <text:p text:style-name="Standard">hduser@ubuntu2:/home/ishu/Desktop$ sudo mkdir data1</text:p>
      <text:p text:style-name="Standard">[sudo] password for hduser: </text:p>
      <text:p text:style-name="Standard">hduser@ubuntu2:/home/ishu/Desktop$ cd data1</text:p>
      <text:p text:style-name="Standard">hduser@ubuntu2:/home/ishu/Desktop/data1$ sudo nano sample1.txt</text:p>
      <text:p text:style-name="Standard"/>
      <text:p text:style-name="Standard">hduser@ubuntu2:/home/ishu/Desktop/data1$ cd</text:p>
      <text:p text:style-name="Standard">hduser@ubuntu2:~$ cd /usr/local/hadoop</text:p>
      <text:p text:style-name="Standard"/>
      <text:p text:style-name="Standard">hduser@ubuntu2:/usr/local/hadoop$ bin/hdfs dfs -mkdir /user</text:p>
      <text:p text:style-name="Standard"/>
      <text:p text:style-name="Standard">hduser@ubuntu2:/usr/local/hadoop$ bin/hdfs dfs -mkdir /user/ypm</text:p>
      <text:p text:style-name="Standard"/>
      <text:p text:style-name="Standard">bin/hadoop jar share/hadoop/mapreduce/hadoop-mapreduce-examples-2.9.0.jar wordcount /user/input2 output</text:p>
      <text:p text:style-name="Standard"/>
      <text:p text:style-name="P8">bin/hdfs dfs -cat output/*</text:p>
      <text:p text:style-name="P8"/>
      <text:p text:style-name="P8"/>
      <text:p text:style-name="P8"><text:a xlink:type="simple" xlink:href="https://archive.org/download/jdk-8u111-nb-8_2" text:style-name="Internet_20_link" text:visited-style-name="Visited_20_Internet_20_Link">https://archive.org/download/jdk-8u111-nb-8_2</text:a></text:p>
      <text:p text:style-name="P8"/>
      <text:p text:style-name="Standard">sh jdk-8u111-nb-8_2-linux-x64.sh</text:p>
      <text:p text:style-name="Standard"/>
      <text:p text:style-name="Standard"/>
      <text:p text:style-name="Standard">git clone https://www.github.com/michaelfahmy/cloudsim-task-scheduling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5T19:41:05.533739872</meta:creation-date>
    <dc:date>2023-06-26T01:11:40.841822969</dc:date>
    <meta:editing-duration>PT2H47M30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61" meta:word-count="232" meta:character-count="2966" meta:non-whitespace-character-count="2794"/>
  </office:meta>
</office:document-meta>
</file>